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 style:master-page-name="MP0">
      <style:paragraph-properties fo:text-align="end" style:justify-single-word="false" style:page-number="auto" fo:break-before="page"/>
    </style:style>
    <style:style style:name="P3" style:family="paragraph" style:parent-style-name="Normal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ndy White </text:p>
      <text:p text:style-name="P1">CIS 49</text:p>
      <text:p text:style-name="Normal"/>
      <text:p text:style-name="P3">Inter Process Communication.<text:line-break/><text:line-break/>Linux has multiple ways to facilitate inter process communication.<text:line-break/>Some of these include: </text:p>
      <text:p text:style-name="P3">Pipes<text:line-break/>Shared-Memory<text:line-break/>Sockets<text:line-break/>Signals<text:line-break/>Etc. <text:line-break/><text:line-break/>The application that I am working on will use Shared-Memory and Pipes for inter process communication in a novel way. <text:line-break/>Since the Linux Kernel version 2.6, there has been an option to mount a tmpfs (temporary file system) at the location ‘/dev/shm’. This type of file system utilizes a computers volatile, and virtual memory in tandem to facilitate an area for use with applications and scripts for Shared-Memory type IPCs. This is a new novel way of doing this kind of IPC, with most Linux distributions having this option set and mounted by default. The Pulseaudio Linux program utilizes this method most prominently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TUDENT</meta:initial-creator>
    <meta:creation-date>2012-08-23T00:18:00Z</meta:creation-date>
    <dc:date>2012-08-24T08:38:30</dc:date>
    <meta:editing-cycles>2</meta:editing-cycles>
    <meta:editing-duration>PT13M</meta:editing-duration>
    <meta:document-statistic meta:table-count="0" meta:image-count="0" meta:object-count="0" meta:page-count="1" meta:paragraph-count="4" meta:word-count="128" meta:character-count="800" meta:non-whitespace-character-count="669"/>
    <meta:template xlink:type="simple" xlink:actuate="onRequest" xlink:title="" xlink:href="Normal.dotm"/>
  </office:meta>
</office:document-meta>
</file>